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7fc93" officeooo:paragraph-rsid="0007fc93" style:font-weight-asian="bold" style:font-weight-complex="bold"/>
    </style:style>
    <style:style style:name="P3" style:family="paragraph" style:parent-style-name="Standard">
      <style:text-properties officeooo:rsid="00092203" officeooo:paragraph-rsid="00092203"/>
    </style:style>
    <style:style style:name="P4" style:family="paragraph" style:parent-style-name="Standard">
      <style:text-properties officeooo:rsid="000a5829" officeooo:paragraph-rsid="000a5829"/>
    </style:style>
    <style:style style:name="P5" style:family="paragraph" style:parent-style-name="Standard">
      <style:text-properties officeooo:rsid="000a5829" officeooo:paragraph-rsid="00171dfe"/>
    </style:style>
    <style:style style:name="P6" style:family="paragraph" style:parent-style-name="Standard">
      <style:text-properties fo:font-style="italic" fo:font-weight="bold" officeooo:rsid="0007fc93" officeooo:paragraph-rsid="0007fc93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17fcec" officeooo:paragraph-rsid="0017fcec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20dfa6" officeooo:paragraph-rsid="0020dfa6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6981ff" officeooo:paragraph-rsid="006981ff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6c195c" officeooo:paragraph-rsid="006c195c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353d4e" officeooo:paragraph-rsid="00353d4e" fo:background-color="transparent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3ac8c3" officeooo:paragraph-rsid="003ac8c3" fo:background-color="transparent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45099b" officeooo:paragraph-rsid="0045099b" fo:background-color="transparent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45099b" officeooo:paragraph-rsid="004922a8" fo:background-color="transparent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officeooo:rsid="0045099b" officeooo:paragraph-rsid="00497198" fo:background-color="transparent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fo:font-weight="bold" officeooo:rsid="0045099b" officeooo:paragraph-rsid="004c45da" fo:background-color="transparent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045099b" officeooo:paragraph-rsid="00534570" fo:background-color="transparent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45099b" officeooo:paragraph-rsid="0069303c" fo:background-color="transparent" style:font-style-asian="italic" style:font-weight-asian="bold" style:font-style-complex="italic" style:font-weight-complex="bold"/>
    </style:style>
    <style:style style:name="P19" style:family="paragraph" style:parent-style-name="Standard">
      <style:text-properties officeooo:rsid="0007fc93" officeooo:paragraph-rsid="0069303c"/>
    </style:style>
    <style:style style:name="P20" style:family="paragraph" style:parent-style-name="Standard">
      <style:text-properties officeooo:rsid="0012c40b" officeooo:paragraph-rsid="0012c40b"/>
    </style:style>
    <style:style style:name="P21" style:family="paragraph" style:parent-style-name="Standard">
      <style:text-properties officeooo:rsid="0013ab8a" officeooo:paragraph-rsid="0013ab8a"/>
    </style:style>
    <style:style style:name="P22" style:family="paragraph" style:parent-style-name="Standard">
      <style:text-properties officeooo:rsid="001452bb" officeooo:paragraph-rsid="001452bb"/>
    </style:style>
    <style:style style:name="P23" style:family="paragraph" style:parent-style-name="Standard">
      <style:text-properties officeooo:rsid="000b42e3" officeooo:paragraph-rsid="000b42e3"/>
    </style:style>
    <style:style style:name="P24" style:family="paragraph" style:parent-style-name="Standard">
      <style:text-properties fo:font-size="16pt" fo:font-weight="bold" officeooo:rsid="0007fc93" officeooo:paragraph-rsid="0007fc93" style:font-size-asian="16pt" style:font-weight-asian="bold" style:font-size-complex="16pt" style:font-weight-complex="bold"/>
    </style:style>
    <style:style style:name="P25" style:family="paragraph" style:parent-style-name="Standard">
      <style:text-properties officeooo:rsid="0033725a" officeooo:paragraph-rsid="0033725a"/>
    </style:style>
    <style:style style:name="P26" style:family="paragraph" style:parent-style-name="Standard">
      <style:text-properties fo:font-style="normal" fo:font-weight="normal" officeooo:rsid="00323b4a" officeooo:paragraph-rsid="00323b4a" fo:background-color="transparent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353d4e" officeooo:paragraph-rsid="00353d4e" fo:background-color="transparent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3980e5" officeooo:paragraph-rsid="003980e5" fo:background-color="transparent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308c8b" officeooo:paragraph-rsid="003b87ae" fo:background-color="transparent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4a6fac" officeooo:paragraph-rsid="004a6fac" fo:background-color="transparent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4f5a3e" officeooo:paragraph-rsid="004f5a3e" fo:background-color="transparent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6ab762" officeooo:paragraph-rsid="006ab762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bold" officeooo:rsid="0045099b" officeooo:paragraph-rsid="004922a8" fo:background-color="transparent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officeooo:rsid="00650ce5" officeooo:paragraph-rsid="0069303c" style:font-style-asian="normal" style:font-style-complex="normal"/>
    </style:style>
    <style:style style:name="P35" style:family="paragraph" style:parent-style-name="Standard">
      <style:text-properties fo:font-weight="normal" officeooo:rsid="0007fc93" officeooo:paragraph-rsid="0007fc93" style:font-weight-asian="normal" style:font-weight-complex="normal"/>
    </style:style>
    <style:style style:name="P36" style:family="paragraph" style:parent-style-name="Standard">
      <style:text-properties fo:font-weight="normal" officeooo:rsid="00492b65" officeooo:paragraph-rsid="00492b65" style:font-weight-asian="normal" style:font-weight-complex="normal"/>
    </style:style>
    <style:style style:name="P37" style:family="paragraph" style:parent-style-name="Standard">
      <style:text-properties officeooo:rsid="006786d5" officeooo:paragraph-rsid="006786d5"/>
    </style:style>
    <style:style style:name="P38" style:family="paragraph" style:parent-style-name="Standard">
      <style:paragraph-properties fo:break-before="page"/>
      <style:text-properties fo:font-style="italic" fo:font-weight="bold" officeooo:rsid="0013ab8a" officeooo:paragraph-rsid="0013ab8a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break-before="page"/>
      <style:text-properties fo:font-style="normal" fo:font-weight="normal" officeooo:rsid="00296202" officeooo:paragraph-rsid="00381bcf" fo:background-color="transparent" style:font-style-asian="normal" style:font-weight-asian="normal" style:font-style-complex="normal" style:font-weight-complex="normal"/>
    </style:style>
    <style:style style:name="P40" style:family="paragraph" style:parent-style-name="Standard" style:list-style-name="L1">
      <style:text-properties fo:font-style="normal" fo:font-weight="normal" officeooo:rsid="001c0d4c" officeooo:paragraph-rsid="002eaf50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 style:list-style-name="L4">
      <style:text-properties fo:font-style="normal" fo:font-weight="normal" officeooo:rsid="000a5829" officeooo:paragraph-rsid="001d2e63" fo:background-color="transparent" style:font-style-asian="normal" style:font-weight-asian="normal" style:font-style-complex="normal" style:font-weight-complex="normal"/>
    </style:style>
    <style:style style:name="P42" style:family="paragraph" style:parent-style-name="Standard" style:list-style-name="L6">
      <style:text-properties fo:font-style="normal" fo:font-weight="normal" officeooo:rsid="00308c8b" officeooo:paragraph-rsid="00381bcf" fo:background-color="transparent" style:font-style-asian="normal" style:font-weight-asian="normal" style:font-style-complex="normal" style:font-weight-complex="normal"/>
    </style:style>
    <style:style style:name="P43" style:family="paragraph" style:parent-style-name="Standard" style:list-style-name="L7">
      <style:text-properties fo:font-style="normal" fo:font-weight="normal" officeooo:rsid="00308c8b" officeooo:paragraph-rsid="003b87ae" fo:background-color="transparent" style:font-style-asian="normal" style:font-weight-asian="normal" style:font-style-complex="normal" style:font-weight-complex="normal"/>
    </style:style>
    <style:style style:name="P44" style:family="paragraph" style:parent-style-name="Standard" style:list-style-name="L7">
      <style:text-properties fo:font-style="normal" fo:font-weight="normal" officeooo:rsid="00308c8b" officeooo:paragraph-rsid="0045099b" fo:background-color="transparent" style:font-style-asian="normal" style:font-weight-asian="normal" style:font-style-complex="normal" style:font-weight-complex="normal"/>
    </style:style>
    <style:style style:name="P45" style:family="paragraph" style:parent-style-name="Standard" style:list-style-name="L6">
      <style:text-properties fo:font-style="normal" fo:font-weight="normal" officeooo:rsid="00353d4e" officeooo:paragraph-rsid="00353d4e" fo:background-color="transparent" style:font-style-asian="normal" style:font-weight-asian="normal" style:font-style-complex="normal" style:font-weight-complex="normal"/>
    </style:style>
    <style:style style:name="P46" style:family="paragraph" style:parent-style-name="Standard" style:list-style-name="L6">
      <style:text-properties fo:font-style="normal" fo:font-weight="normal" officeooo:rsid="003980e5" officeooo:paragraph-rsid="003980e5" fo:background-color="transparent" style:font-style-asian="normal" style:font-weight-asian="normal" style:font-style-complex="normal" style:font-weight-complex="normal"/>
    </style:style>
    <style:style style:name="P47" style:family="paragraph" style:parent-style-name="Standard" style:list-style-name="L4">
      <style:text-properties fo:font-style="normal" fo:font-weight="normal" officeooo:rsid="004922a8" officeooo:paragraph-rsid="004922a8" fo:background-color="transparent" style:font-style-asian="normal" style:font-weight-asian="normal" style:font-style-complex="normal" style:font-weight-complex="normal"/>
    </style:style>
    <style:style style:name="P48" style:family="paragraph" style:parent-style-name="Standard" style:list-style-name="L7">
      <style:text-properties fo:font-style="normal" fo:font-weight="normal" officeooo:rsid="001d2e63" officeooo:paragraph-rsid="004922a8" fo:background-color="transparent" style:font-style-asian="normal" style:font-weight-asian="normal" style:font-style-complex="normal" style:font-weight-complex="normal"/>
    </style:style>
    <style:style style:name="P49" style:family="paragraph" style:parent-style-name="Standard" style:list-style-name="L8">
      <style:text-properties fo:font-style="normal" fo:font-weight="normal" officeooo:rsid="004a6fac" officeooo:paragraph-rsid="004a6fac" fo:background-color="transparent" style:font-style-asian="normal" style:font-weight-asian="normal" style:font-style-complex="normal" style:font-weight-complex="normal"/>
    </style:style>
    <style:style style:name="P50" style:family="paragraph" style:parent-style-name="Standard" style:list-style-name="L8">
      <style:text-properties fo:font-style="normal" fo:font-weight="normal" officeooo:rsid="004b6064" officeooo:paragraph-rsid="004c45da" fo:background-color="transparent" style:font-style-asian="normal" style:font-weight-asian="normal" style:font-style-complex="normal" style:font-weight-complex="normal"/>
    </style:style>
    <style:style style:name="P51" style:family="paragraph" style:parent-style-name="Standard" style:list-style-name="L4">
      <style:text-properties fo:font-style="normal" fo:font-weight="normal" officeooo:rsid="004f5a3e" officeooo:paragraph-rsid="004f5a3e" fo:background-color="transparent" style:font-style-asian="normal" style:font-weight-asian="normal" style:font-style-complex="normal" style:font-weight-complex="normal"/>
    </style:style>
    <style:style style:name="P52" style:family="paragraph" style:parent-style-name="Standard" style:list-style-name="L4">
      <style:text-properties fo:font-style="normal" fo:font-weight="normal" officeooo:rsid="004f5a3e" officeooo:paragraph-rsid="00534570" fo:background-color="transparent" style:font-style-asian="normal" style:font-weight-asian="normal" style:font-style-complex="normal" style:font-weight-complex="normal"/>
    </style:style>
    <style:style style:name="P53" style:family="paragraph" style:parent-style-name="Standard" style:list-style-name="L4">
      <style:text-properties fo:font-style="normal" fo:font-weight="normal" officeooo:rsid="00581796" officeooo:paragraph-rsid="005ba0af" fo:background-color="transparent" style:font-style-asian="normal" style:font-weight-asian="normal" style:font-style-complex="normal" style:font-weight-complex="normal"/>
    </style:style>
    <style:style style:name="P54" style:family="paragraph" style:parent-style-name="Standard" style:list-style-name="L4">
      <style:text-properties fo:font-style="normal" fo:font-weight="normal" officeooo:rsid="0055393b" officeooo:paragraph-rsid="005ba0af" fo:background-color="transparent" style:font-style-asian="normal" style:font-weight-asian="normal" style:font-style-complex="normal" style:font-weight-complex="normal"/>
    </style:style>
    <style:style style:name="P55" style:family="paragraph" style:parent-style-name="Standard" style:list-style-name="L5">
      <style:text-properties fo:font-style="normal" fo:font-weight="normal" officeooo:rsid="002244fd" officeooo:paragraph-rsid="002244fd" style:font-style-asian="normal" style:font-weight-asian="normal" style:font-style-complex="normal" style:font-weight-complex="normal"/>
    </style:style>
    <style:style style:name="P56" style:family="paragraph" style:parent-style-name="Standard" style:list-style-name="L5">
      <style:text-properties fo:font-style="normal" fo:font-weight="normal" officeooo:rsid="000b42e3" officeooo:paragraph-rsid="0025589d" style:font-style-asian="normal" style:font-weight-asian="normal" style:font-style-complex="normal" style:font-weight-complex="normal"/>
    </style:style>
    <style:style style:name="P57" style:family="paragraph" style:parent-style-name="Standard" style:list-style-name="L5">
      <style:text-properties fo:font-style="normal" fo:font-weight="normal" officeooo:rsid="0025589d" officeooo:paragraph-rsid="0025589d" style:font-style-asian="normal" style:font-weight-asian="normal" style:font-style-complex="normal" style:font-weight-complex="normal"/>
    </style:style>
    <style:style style:name="P58" style:family="paragraph" style:parent-style-name="Standard" style:list-style-name="L5">
      <style:text-properties fo:font-style="normal" fo:font-weight="normal" officeooo:rsid="00290ef3" officeooo:paragraph-rsid="00290ef3" style:font-style-asian="normal" style:font-weight-asian="normal" style:font-style-complex="normal" style:font-weight-complex="normal"/>
    </style:style>
    <style:style style:name="P59" style:family="paragraph" style:parent-style-name="Standard" style:list-style-name="L9">
      <style:text-properties fo:font-style="normal" fo:font-weight="normal" officeooo:rsid="006981ff" officeooo:paragraph-rsid="006981ff" style:font-style-asian="normal" style:font-weight-asian="normal" style:font-style-complex="normal" style:font-weight-complex="normal"/>
    </style:style>
    <style:style style:name="P60" style:family="paragraph" style:parent-style-name="Standard" style:list-style-name="L9">
      <style:text-properties fo:font-style="normal" fo:font-weight="normal" officeooo:rsid="006ab762" officeooo:paragraph-rsid="006ab762" style:font-style-asian="normal" style:font-weight-asian="normal" style:font-style-complex="normal" style:font-weight-complex="normal"/>
    </style:style>
    <style:style style:name="P61" style:family="paragraph" style:parent-style-name="Standard" style:list-style-name="L10">
      <style:text-properties fo:font-style="normal" fo:font-weight="normal" officeooo:rsid="006c195c" officeooo:paragraph-rsid="006c195c" style:font-style-asian="normal" style:font-weight-asian="normal" style:font-style-complex="normal" style:font-weight-complex="normal"/>
    </style:style>
    <style:style style:name="P62" style:family="paragraph" style:parent-style-name="Standard" style:list-style-name="L4">
      <style:text-properties fo:font-style="normal" officeooo:rsid="00410e93" officeooo:paragraph-rsid="00650ce5" style:font-style-asian="normal" style:font-style-complex="normal"/>
    </style:style>
    <style:style style:name="P63" style:family="paragraph" style:parent-style-name="Standard" style:list-style-name="L4">
      <style:text-properties fo:font-style="normal" officeooo:rsid="00650ce5" officeooo:paragraph-rsid="00650ce5" style:font-style-asian="normal" style:font-style-complex="normal"/>
    </style:style>
    <style:style style:name="P64" style:family="paragraph" style:parent-style-name="Standard" style:list-style-name="L4">
      <style:text-properties fo:font-style="normal" officeooo:rsid="00650ce5" officeooo:paragraph-rsid="0069303c" style:font-style-asian="normal" style:font-style-complex="normal"/>
    </style:style>
    <style:style style:name="P65" style:family="paragraph" style:parent-style-name="Standard" style:list-style-name="L4">
      <style:text-properties fo:font-style="normal" officeooo:rsid="00647f3e" officeooo:paragraph-rsid="00647f3e" style:font-style-asian="normal" style:font-style-complex="normal"/>
    </style:style>
    <style:style style:name="P66" style:family="paragraph" style:parent-style-name="Standard" style:list-style-name="L4">
      <style:text-properties fo:font-style="normal" officeooo:rsid="0069303c" officeooo:paragraph-rsid="0069303c" style:font-style-asian="normal" style:font-style-complex="normal"/>
    </style:style>
    <style:style style:name="P67" style:family="paragraph" style:parent-style-name="Standard" style:list-style-name="L4">
      <style:text-properties fo:font-style="normal" officeooo:rsid="00655eaa" officeooo:paragraph-rsid="0069303c" style:font-style-asian="normal" style:font-style-complex="normal"/>
    </style:style>
    <style:style style:name="P68" style:family="paragraph" style:parent-style-name="Standard" style:list-style-name="L1">
      <style:text-properties officeooo:rsid="0007fc93" officeooo:paragraph-rsid="0007fc93"/>
    </style:style>
    <style:style style:name="P69" style:family="paragraph" style:parent-style-name="Standard" style:list-style-name="L4">
      <style:text-properties officeooo:rsid="0007fc93" officeooo:paragraph-rsid="00650ce5"/>
    </style:style>
    <style:style style:name="P70" style:family="paragraph" style:parent-style-name="Standard" style:list-style-name="L1">
      <style:text-properties officeooo:rsid="000a5829" officeooo:paragraph-rsid="000a5829"/>
    </style:style>
    <style:style style:name="P71" style:family="paragraph" style:parent-style-name="Standard" style:list-style-name="L2">
      <style:text-properties officeooo:rsid="000a5829" officeooo:paragraph-rsid="000a5829"/>
    </style:style>
    <style:style style:name="P72" style:family="paragraph" style:parent-style-name="Standard" style:list-style-name="L3">
      <style:text-properties officeooo:rsid="000a5829" officeooo:paragraph-rsid="000a5829"/>
    </style:style>
    <style:style style:name="P73" style:family="paragraph" style:parent-style-name="Standard" style:list-style-name="L4">
      <style:text-properties officeooo:rsid="000a5829" officeooo:paragraph-rsid="00171dfe"/>
    </style:style>
    <style:style style:name="P74" style:family="paragraph" style:parent-style-name="Standard" style:list-style-name="L4">
      <style:text-properties officeooo:rsid="000c2581" officeooo:paragraph-rsid="00171dfe"/>
    </style:style>
    <style:style style:name="P75" style:family="paragraph" style:parent-style-name="Standard" style:list-style-name="L4">
      <style:text-properties style:text-line-through-style="none" style:text-line-through-type="none" fo:font-style="normal" fo:font-weight="normal" officeooo:rsid="00296202" officeooo:paragraph-rsid="00609d60" fo:background-color="transparent" style:font-style-asian="normal" style:font-weight-asian="normal" style:font-style-complex="normal" style:font-weight-complex="normal"/>
    </style:style>
    <style:style style:name="P76" style:family="paragraph" style:parent-style-name="Standard" style:list-style-name="L4">
      <style:text-properties style:text-line-through-style="none" style:text-line-through-type="none" fo:font-style="normal" fo:font-weight="normal" officeooo:rsid="001d2e63" officeooo:paragraph-rsid="00609d60" fo:background-color="transparent" style:font-style-asian="normal" style:font-weight-asian="normal" style:font-style-complex="normal" style:font-weight-complex="normal"/>
    </style:style>
    <style:style style:name="T1" style:family="text">
      <style:text-properties officeooo:rsid="000d1901"/>
    </style:style>
    <style:style style:name="T2" style:family="text">
      <style:text-properties officeooo:rsid="00101006"/>
    </style:style>
    <style:style style:name="T3" style:family="text">
      <style:text-properties officeooo:rsid="00112d15"/>
    </style:style>
    <style:style style:name="T4" style:family="text">
      <style:text-properties officeooo:rsid="001452bb"/>
    </style:style>
    <style:style style:name="T5" style:family="text">
      <style:text-properties officeooo:rsid="0014a7fb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6161a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71dfe" style:font-style-asian="italic" style:font-weight-asian="bold" style:font-style-complex="italic" style:font-weight-complex="bold"/>
    </style:style>
    <style:style style:name="T9" style:family="text">
      <style:text-properties fo:font-style="italic" officeooo:rsid="004922a8" style:font-style-asian="italic" style:font-style-complex="italic"/>
    </style:style>
    <style:style style:name="T10" style:family="text">
      <style:text-properties officeooo:rsid="001d5686"/>
    </style:style>
    <style:style style:name="T11" style:family="text">
      <style:text-properties officeooo:rsid="0025589d"/>
    </style:style>
    <style:style style:name="T12" style:family="text">
      <style:text-properties officeooo:rsid="0029af10"/>
    </style:style>
    <style:style style:name="T13" style:family="text">
      <style:text-properties officeooo:rsid="002eaf50"/>
    </style:style>
    <style:style style:name="T14" style:family="text">
      <style:text-properties officeooo:rsid="0036eade"/>
    </style:style>
    <style:style style:name="T15" style:family="text">
      <style:text-properties officeooo:rsid="00381bcf"/>
    </style:style>
    <style:style style:name="T16" style:family="text">
      <style:text-properties officeooo:rsid="003e6484"/>
    </style:style>
    <style:style style:name="T17" style:family="text">
      <style:text-properties officeooo:rsid="0043daa0"/>
    </style:style>
    <style:style style:name="T18" style:family="text">
      <style:text-properties officeooo:rsid="0045099b"/>
    </style:style>
    <style:style style:name="T19" style:family="text">
      <style:text-properties officeooo:rsid="00482d6f"/>
    </style:style>
    <style:style style:name="T20" style:family="text">
      <style:text-properties officeooo:rsid="004922a8"/>
    </style:style>
    <style:style style:name="T21" style:family="text">
      <style:text-properties officeooo:rsid="00497198"/>
    </style:style>
    <style:style style:name="T22" style:family="text">
      <style:text-properties officeooo:rsid="004c45da"/>
    </style:style>
    <style:style style:name="T23" style:family="text">
      <style:text-properties officeooo:rsid="004dae83"/>
    </style:style>
    <style:style style:name="T24" style:family="text">
      <style:text-properties officeooo:rsid="00503a8b"/>
    </style:style>
    <style:style style:name="T25" style:family="text">
      <style:text-properties officeooo:rsid="00534570"/>
    </style:style>
    <style:style style:name="T26" style:family="text">
      <style:text-properties officeooo:rsid="0055393b"/>
    </style:style>
    <style:style style:name="T27" style:family="text">
      <style:text-properties officeooo:rsid="005d4e27"/>
    </style:style>
    <style:style style:name="T28" style:family="text">
      <style:text-properties officeooo:rsid="005ead3d"/>
    </style:style>
    <style:style style:name="T29" style:family="text">
      <style:text-properties fo:font-weight="normal" fo:background-color="transparent" loext:char-shading-value="0" style:font-weight-asian="normal" style:font-weight-complex="normal"/>
    </style:style>
    <style:style style:name="T30" style:family="text">
      <style:text-properties fo:font-weight="normal" officeooo:rsid="0042389f" fo:background-color="transparent" loext:char-shading-value="0" style:font-weight-asian="normal" style:font-weight-complex="normal"/>
    </style:style>
    <style:style style:name="T31" style:family="text">
      <style:text-properties fo:font-weight="normal" officeooo:rsid="00650ce5" fo:background-color="transparent" loext:char-shading-value="0" style:font-weight-asian="normal" style:font-weight-complex="normal"/>
    </style:style>
    <style:style style:name="T32" style:family="text">
      <style:text-properties officeooo:rsid="00609d60"/>
    </style:style>
    <style:style style:name="T33" style:family="text">
      <style:text-properties officeooo:rsid="006ca0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Bilan day #calculator</text:p>
      <text:p text:style-name="P2"/>
      <text:p text:style-name="P35">Note permettant d’obtenir un suivi de l’avancement du projet et être au courant de ce qui a été fait. <text:span text:style-name="T10">Normalement, je devrais utiliser un diagramme de gantt car utilisé est néfaste pour me représenter visuellement l’avancement du projet. Anyway.</text:span></text:p>
      <text:p text:style-name="P35"/>
      <text:p text:style-name="P36">Deadline : 21 mai 2017 </text:p>
      <text:p text:style-name="P1"/>
      <text:p text:style-name="P6">Vendredi 5 mai :</text:p>
      <text:p text:style-name="P6">g<text:span text:style-name="T3">it → </text:span>« <text:span text:style-name="T2">init repo » :</text:span></text:p>
      <text:list xml:id="list415486510" text:style-name="L1">
        <text:list-item>
          <text:p text:style-name="P40">Analyse <text:span text:style-name="T13">des composants (view) de l’application</text:span></text:p>
        </text:list-item>
        <text:list-item>
          <text:p text:style-name="P68">Intégration des composants (view) de l’application</text:p>
          <text:list>
            <text:list-item>
              <text:p text:style-name="P70">Textview  &amp; GridLayout</text:p>
            </text:list-item>
          </text:list>
        </text:list-item>
      </text:list>
      <text:list xml:id="list4267877669" text:style-name="L2">
        <text:list-item>
          <text:p text:style-name="P71">Ajout du fond d’écran « purple </text:p>
        </text:list-item>
      </text:list>
      <text:list xml:id="list307752455" text:style-name="L3">
        <text:list-item>
          <text:p text:style-name="P72">Ajout de la transparence sur les touches</text:p>
        </text:list-item>
        <text:list-item>
          <text:p text:style-name="P72">Ajout d’une couleur sur la touche égale</text:p>
        </text:list-item>
        <text:list-item>
          <text:p text:style-name="P72">Gestions de la couleur des champs de texte de calcul</text:p>
        </text:list-item>
      </text:list>
      <text:p text:style-name="P4"/>
      <text:p text:style-name="P4"><text:span text:style-name="T7">Lundi</text:span><text:span text:style-name="T6"> </text:span><text:span text:style-name="T7">8</text:span><text:span text:style-name="T6"> mai</text:span></text:p>
      <text:p text:style-name="P4"/>
      <text:list xml:id="list1301481425" text:style-name="L4">
        <text:list-item>
          <text:p text:style-name="P74">Enlever la toolbar (add android reference)</text:p>
        </text:list-item>
        <text:list-item>
          <text:p text:style-name="P73">Ajouter la classe de l’activity « computationactivit<text:span text:style-name="T1">y (add android ref)</text:span></text:p>
        </text:list-item>
        <text:list-item>
          <text:p text:style-name="P73">Gerer la taille des vues dans le code</text:p>
        </text:list-item>
      </text:list>
      <text:p text:style-name="P5"/>
      <text:p text:style-name="P5"><text:span text:style-name="T8">Mardi</text:span><text:span text:style-name="T6"> </text:span><text:span text:style-name="T8">9</text:span><text:span text:style-name="T6"> mai</text:span></text:p>
      <text:list xml:id="list160221973220784" text:continue-numbering="true" text:style-name="L4">
        <text:list-item>
          <text:p text:style-name="P73"><text:span text:style-name="T11">Changement de </text:span><text:s/>la taille de tout les champs de textes</text:p>
        </text:list-item>
      </text:list>
      <text:p text:style-name="P23"/>
      <text:p text:style-name="P7">Mercredi 10 mai</text:p>
      <text:list xml:id="list2210239176" text:style-name="L5">
        <text:list-item>
          <text:p text:style-name="P55"><text:bookmark-start text:name="__DdeLink__188_1930762445"/><text:bookmark-start text:name="__DdeLink__190_1930762445"/>Correction de l’affichage de l’interface</text:p>
        </text:list-item>
        <text:list-item>
          <text:p text:style-name="P56"><text:span text:style-name="T11">Changement de </text:span><text:s/>la police d’écriture des champs de textes <text:span text:style-name="T11">(Roboto-thin)</text:span></text:p>
        </text:list-item>
        <text:list-item>
          <text:p text:style-name="P57">Changement de l’opacité des couleurs</text:p>
        </text:list-item>
        <text:list-item>
          <text:p text:style-name="P58">[debug] Refactoring – Arrangement des classes dans des packages<text:bookmark-end text:name="__DdeLink__188_1930762445"/><text:bookmark-end text:name="__DdeLink__190_1930762445"/></text:p>
        </text:list-item>
      </text:list>
      <text:p text:style-name="P8">Jeudi 11 mai</text:p>
      <text:list xml:id="list160220539845118" text:continue-list="list160221973220784" text:style-name="L4">
        <text:list-item>
          <text:p text:style-name="P41">Reperez les fonctionnalités et gérer les événements</text:p>
        </text:list-item>
      </text:list>
      <text:p text:style-name="P26"/>
      <text:p text:style-name="P11">Vendredi 12 mai</text:p>
      <text:list xml:id="list1793345961" text:style-name="L6">
        <text:list-item>
          <text:p text:style-name="P42">Handling event : <text:s/>graphic</text:p>
          <text:list>
            <text:list-item>
              <text:p text:style-name="P45"><text:bookmark-start text:name="__DdeLink__192_2532910008"/>[ok] Associer les tags respectifs au views</text:p>
            </text:list-item>
            <text:list-item>
              <text:p text:style-name="P45">[ok] mettre des tools:text à toute les vues<text:bookmark-end text:name="__DdeLink__192_2532910008"/></text:p>
            </text:list-item>
            <text:list-item>
              <text:p text:style-name="P45"><text:bookmark-start text:name="__DdeLink__196_2532910008"/><text:span text:style-name="T14">[ok] </text:span><text:bookmark-start text:name="__DdeLink__207_3213441714"/>Déporter tout le bloc de code <text:span text:style-name="T15">des</text:span> événements <text:span text:style-name="T15">(</text:span>onTouchListener<text:span text:style-name="T15">)</text:span> dans la classe ButtonManager<text:bookmark-end text:name="__DdeLink__196_2532910008"/><text:bookmark-end text:name="__DdeLink__207_3213441714"/></text:p>
            </text:list-item>
          </text:list>
        </text:list-item>
      </text:list>
      <text:p text:style-name="P27"/>
      <text:list xml:id="list160220312398578" text:continue-numbering="true" text:style-name="L6">
        <text:list-item>
          <text:p text:style-name="P42">Handling event : code</text:p>
          <text:list>
            <text:list-item>
              <text:p text:style-name="P46">calcul (résultat) : bouton equal</text:p>
            </text:list-item>
          </text:list>
        </text:list-item>
      </text:list>
      <text:p text:style-name="P28"/>
      <text:p text:style-name="P12"><text:span text:style-name="T16">Lundi</text:span> <text:span text:style-name="T18">15</text:span> mai</text:p>
      <text:list xml:id="list1663643673" text:style-name="L7">
        <text:list-item>
          <text:list>
            <text:list-item>
              <text:p text:style-name="P43">multiplication – division</text:p>
            </text:list-item>
          </text:list>
        </text:list-item>
      </text:list>
      <text:p text:style-name="P29"/>
      <text:p text:style-name="P13">Mardi 16 mai</text:p>
      <text:list xml:id="list160220530432349" text:continue-numbering="true" text:style-name="L7">
        <text:list-item>
          <text:list>
            <text:list-item>
              <text:p text:style-name="P44">addition – soustraction</text:p>
              <text:p text:style-name="P44">exception</text:p>
            </text:list-item>
          </text:list>
        </text:list-item>
      </text:list>
      <text:p text:style-name="P39"/>
      <text:p text:style-name="P33"><text:span text:style-name="T9">Mercredi</text:span> 16 mai</text:p>
      <text:list xml:id="list160220745139339" text:continue-list="list160220539845118" text:style-name="L4">
        <text:list-item>
          <text:p text:style-name="P47">Gestion du changement de signe</text:p>
        </text:list-item>
      </text:list>
      <text:p text:style-name="P14"><text:span text:style-name="T20">Jeudi</text:span> 16 mai</text:p>
      <text:list xml:id="list160221731639342" text:continue-list="list160220530432349" text:style-name="L7">
        <text:list-item>
          <text:p text:style-name="P48">[debug] <text:span text:style-name="T17">Refatocring </text:span><text:s/><text:span text:style-name="T19">tout est objet // meilleure lisibilité // optimisation du programme</text:span></text:p>
        </text:list-item>
      </text:list>
      <text:p text:style-name="P15"><text:span text:style-name="T21">Vendredi</text:span> 16 mai</text:p>
      <text:list xml:id="list3699541712" text:style-name="L8">
        <text:list-item>
          <text:p text:style-name="P49">Refactoring : Ajout du package operation ainsi que des classes (Additions, Substractions, etc..)</text:p>
        </text:list-item>
        <text:list-item>
          <text:p text:style-name="P50"><text:span text:style-name="T23">Ajout de la</text:span> <text:span text:style-name="T23">ComplexOperation, </text:span>ComplexBlock, <text:span text:style-name="T23">Digit</text:span></text:p>
        </text:list-item>
      </text:list>
      <text:p text:style-name="P30"/>
      <text:p text:style-name="P16"><text:span text:style-name="T22">Samedi</text:span> <text:span text:style-name="T33">20</text:span> mai</text:p>
      <text:list xml:id="list160221724707355" text:continue-list="list160220745139339" text:style-name="L4">
        <text:list-item>
          <text:p text:style-name="P51">Verification <text:span text:style-name="T28">des calculs</text:span> <text:span text:style-name="T24">(fail) // voir inscirption sur bloc note a5</text:span></text:p>
        </text:list-item>
      </text:list>
      <text:p text:style-name="P31"/>
      <text:p text:style-name="P17"><text:span text:style-name="T25">Lundi</text:span> <text:span text:style-name="T25">22</text:span> mai</text:p>
      <text:p text:style-name="P31"/>
      <text:list xml:id="list160220908083437" text:continue-numbering="true" text:style-name="L4">
        <text:list-item>
          <text:p text:style-name="P52"><text:span text:style-name="T32">debug : </text:span>Verification <text:s/><text:span text:style-name="T28">des calculs(OK)</text:span></text:p>
        </text:list-item>
        <text:list-item>
          <text:p text:style-name="P53">Ajout de l’ombre sur le bouton égale <text:span text:style-name="T27">(PARTIEL)</text:span></text:p>
        </text:list-item>
        <text:list-item>
          <text:p text:style-name="P54">Gestions des flottants<text:tab/><text:span text:style-name="T27">(OK)</text:span></text:p>
        </text:list-item>
        <text:list-item>
          <text:p text:style-name="P75"><text:bookmark-start text:name="__DdeLink__307_2543097775"/><text:span text:style-name="T32">debug : </text:span>touche multiply tolowercase <text:span text:style-name="T12">doesn’t work </text:span></text:p>
        </text:list-item>
        <text:list-item>
          <text:p text:style-name="P76">debug : Changer la manière de gerer les tailles dans des ArrayList<text:bookmark-end text:name="__DdeLink__307_2543097775"/></text:p>
        </text:list-item>
      </text:list>
      <text:p text:style-name="P17"/>
      <text:p text:style-name="P17"><text:span text:style-name="T26">Mardi</text:span> <text:span text:style-name="T25">23</text:span> mai</text:p>
      <text:list xml:id="list160220841419079" text:continue-numbering="true" text:style-name="L4">
        <text:list-item>
          <text:p text:style-name="P62"><text:bookmark-start text:name="__DdeLink__334_978846017"/><text:span text:style-name="T31">UX: </text:span><text:span text:style-name="T29">Animation </text:span><text:span text:style-name="T31">→ </text:span><text:span text:style-name="T30">Timer</text:span><text:bookmark-end text:name="__DdeLink__334_978846017"/></text:p>
        </text:list-item>
        <text:list-item>
          <text:p text:style-name="P63"><text:bookmark-start text:name="__DdeLink__336_978846017"/><text:span text:style-name="T30">U</text:span><text:span text:style-name="T29">X : Ergonomie → espace entre valeur dans la formule</text:span><text:bookmark-end text:name="__DdeLink__336_978846017"/></text:p>
        </text:list-item>
        <text:list-item>
          <text:p text:style-name="P63"><text:bookmark-start text:name="__DdeLink__338_978846017"/><text:span text:style-name="T30">F</text:span><text:span text:style-name="T29">unctionality : Gestion des pourcentages</text:span><text:bookmark-end text:name="__DdeLink__338_978846017"/></text:p>
        </text:list-item>
        <text:list-item>
          <text:p text:style-name="P65"><text:bookmark-start text:name="__DdeLink__340_978846017"/>debug : remove useless class<text:bookmark-end text:name="__DdeLink__340_978846017"/></text:p>
          <text:p text:style-name="P69"/>
        </text:list-item>
      </text:list>
      <text:p text:style-name="P18"><text:span text:style-name="T26">Mardi</text:span> <text:span text:style-name="T25">23</text:span> mai</text:p>
      <text:list xml:id="list160222116771116" text:continue-numbering="true" text:style-name="L4">
        <text:list-item>
          <text:p text:style-name="P66">[debug] calcul avec le résultat de la dernière opération</text:p>
        </text:list-item>
      </text:list>
      <text:p text:style-name="P34"/>
      <text:list xml:id="list160220735254720" text:continue-numbering="true" text:style-name="L4">
        <text:list-item>
          <text:p text:style-name="P64">Publish : Release the application on Github (presentation)</text:p>
        </text:list-item>
        <text:list-item>
          <text:p text:style-name="P67">Think : Publish application on the Google play store</text:p>
        </text:list-item>
      </text:list>
      <text:p text:style-name="P19"/>
      <text:p text:style-name="P6"/>
      <text:p text:style-name="P9">Samedi 27 mai</text:p>
      <text:list xml:id="list830661345" text:style-name="L9">
        <text:list-item>
          <text:p text:style-name="P59">changement de police (flex display : thin)</text:p>
        </text:list-item>
        <text:list-item>
          <text:p text:style-name="P60">changement du README</text:p>
        </text:list-item>
      </text:list>
      <text:p text:style-name="P32"/>
      <text:p text:style-name="P10">Lundi 28 mai</text:p>
      <text:list xml:id="list3897598188" text:style-name="L10">
        <text:list-item>
          <text:p text:style-name="P61">Refactoriing cleanly the code (Java Google codestyle)</text:p>
        </text:list-item>
        <text:list-item>
          <text:p text:style-name="P61">Fin de la phase de publication (publish I / Github)</text:p>
        </text:list-item>
      </text:list>
      <text:p text:style-name="P10"/>
      <text:p text:style-name="P38">Helping ressources :</text:p>
      <text:p text:style-name="P21"/>
      <text:p text:style-name="P3">grid span : <text:a xlink:type="simple" xlink:href="https://stackoverflow.com/questions/11863329/gridlayout-and-row-column-span-woe" text:style-name="Internet_20_link" text:visited-style-name="Visited_20_Internet_20_Link">https://stackoverflow.com/questions/11863329/gridlayout-and-row-column-span-woe</text:a></text:p>
      <text:p text:style-name="P3">btn bkg transparent : <text:a xlink:type="simple" xlink:href="https://stackoverflow.com/questions/4954102/button-background-as-transparent" text:style-name="Internet_20_link" text:visited-style-name="Visited_20_Internet_20_Link">https://stackoverflow.com/questions/4954102/button-background-as-transparent</text:a></text:p>
      <text:p text:style-name="P3">add image asset : <text:a xlink:type="simple" xlink:href="https://stackoverflow.com/questions/29047902/how-to-add-an-image-to-the-drawable-folder-in-android-studio" text:style-name="Internet_20_link" text:visited-style-name="Visited_20_Internet_20_Link">https://stackoverflow.com/questions/29047902/how-to-add-an-image-to-the-drawable-folder-in-android-studio</text:a></text:p>
      <text:p text:style-name="P3"/>
      <text:p text:style-name="P20">color in Android : <text:a xlink:type="simple" xlink:href="https://stackoverflow.com/questions/5445085/understanding-colors-on-android-six-characters" text:style-name="Internet_20_link" text:visited-style-name="Visited_20_Internet_20_Link">https://stackoverflow.com/questions/5445085/understanding-colors-on-android-six-characters</text:a> <text:span text:style-name="T4">or </text:span><text:a xlink:type="simple" xlink:href="https://stackoverflow.com/questions/11285961/how-to-make-a-background-20-transparent-on-android" text:style-name="Internet_20_link" text:visited-style-name="Visited_20_Internet_20_Link">https://stackoverflow.com/questions/11285961/how-to-make-a-background-20-transparent-on-android</text:a></text:p>
      <text:p text:style-name="P22"/>
      <text:p text:style-name="P22">hiding default <text:span text:style-name="T5">action bar &amp; add toolbar as an actionbar</text:span>r : <text:a xlink:type="simple" xlink:href="https://stackoverflow.com/questions/38319933/how-to-remove-deafult-action-bar-and-add-toolbar-instead-in-android" text:style-name="Internet_20_link" text:visited-style-name="Visited_20_Internet_20_Link">https://stackoverflow.com/questions/38319933/how-to-remove-deafult-action-bar-and-add-toolbar-instead-in-android</text:a></text:p>
      <text:p text:style-name="P22"/>
      <text:p text:style-name="P25">background color of view : <text:s/><text:a xlink:type="simple" xlink:href="https://stackoverflow.com/questions/14779259/get-background-color-of-a-layout" text:style-name="Internet_20_link" text:visited-style-name="Visited_20_Internet_20_Link">https://stackoverflow.com/questions/14779259/get-background-color-of-a-layout</text:a></text:p>
      <text:p text:style-name="P25"/>
      <text:p text:style-name="P25">Button pressed detection : <text:a xlink:type="simple" xlink:href="https://stackoverflow.com/questions/11963763/how-to-detect-when-button-pressed-and-released-on-android" text:style-name="Internet_20_link" text:visited-style-name="Visited_20_Internet_20_Link">https://stackoverflow.com/questions/11963763/how-to-detect-when-button-pressed-and-released-on-android</text:a></text:p>
      <text:p text:style-name="P25"/>
      <text:p text:style-name="P25">get Views ID string : <text:a xlink:type="simple" xlink:href="https://stackoverflow.com/questions/14647810/easier-way-to-get-views-id-string-by-its-id-int" text:style-name="Internet_20_link" text:visited-style-name="Visited_20_Internet_20_Link">https://stackoverflow.com/questions/14647810/easier-way-to-get-views-id-string-by-its-id-int</text:a></text:p>
      <text:p text:style-name="P25"/>
      <text:p text:style-name="P37">Timre : http://www.mopri.de/2010/timertask-bad-do-it-the-android-way-use-a-handl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8:34:25.583685627</meta:creation-date>
    <dc:date>2017-05-29T16:02:20.239087006</dc:date>
    <meta:editing-duration>P1DT1H33M2S</meta:editing-duration>
    <meta:editing-cycles>83</meta:editing-cycles>
    <meta:generator>LibreOffice/5.3.1.2$Linux_X86_64 LibreOffice_project/30m0$Build-2</meta:generator>
    <meta:document-statistic meta:table-count="0" meta:image-count="0" meta:object-count="0" meta:page-count="3" meta:paragraph-count="78" meta:word-count="530" meta:character-count="3807" meta:non-whitespace-character-count="3388"/>
  </office:meta>
</office:document-meta>
</file>